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d18" officeooo:paragraph-rsid="0015bd18"/>
    </style:style>
    <style:style style:name="P2" style:family="paragraph" style:parent-style-name="Standard" style:list-style-name="L1">
      <style:text-properties officeooo:rsid="0015bd18" officeooo:paragraph-rsid="0015bd18"/>
    </style:style>
    <style:style style:name="P3" style:family="paragraph" style:parent-style-name="Standard">
      <style:text-properties officeooo:paragraph-rsid="0015bd18"/>
    </style:style>
    <style:style style:name="P4" style:family="paragraph" style:parent-style-name="Standard" style:list-style-name="L4">
      <style:text-properties officeooo:paragraph-rsid="0015bd18"/>
    </style:style>
    <style:style style:name="P5" style:family="paragraph" style:parent-style-name="Standard" style:list-style-name="L1">
      <style:text-properties officeooo:rsid="0017a291" officeooo:paragraph-rsid="0017a291"/>
    </style:style>
    <style:style style:name="T1" style:family="text">
      <style:text-properties officeooo:rsid="0015bd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FrontEnd resources:</text:p>
      <text:p text:style-name="P1"/>
      <text:p text:style-name="P1">HTML – cheat sheet </text:p>
      <text:list xml:id="list6247803165445106359" text:style-name="L1">
        <text:list-item>
          <text:p text:style-name="P2">- <text:a xlink:type="simple" xlink:href="http://apps.workflower.fi/vocabs/html/en#element+parent+child+sibling">http://apps.workflower.fi/vocabs/html/en#element+parent+child+sibling</text:a></text:p>
        </text:list-item>
        <text:list-item>
          <text:p text:style-name="P2">- <text:a xlink:type="simple" xlink:href="http://codepen.io/pcatalyn/pen/DBbew?editors=100">http://codepen.io/pcatalyn/pen/DBbew?editors=100</text:a></text:p>
        </text:list-item>
        <text:list-item>
          <text:p text:style-name="P5">PDF – de pe desktop – HTML5 – Cheat sheet</text:p>
        </text:list-item>
      </text:list>
      <text:p text:style-name="P1"/>
      <text:p text:style-name="P1">CSS – cheat sheet</text:p>
      <text:list xml:id="list6153561348322755205" text:style-name="L4">
        <text:list-item>
          <text:p text:style-name="P4"><text:span text:style-name="T1">- </text:span><text:a xlink:type="simple" xlink:href="http://apps.workflower.fi/vocabs/css/en#comment"><text:span text:style-name="T1">http://apps.workflower.fi/vocabs/css/en#comment</text:span></text:a></text:p>
        </text:list-item>
        <text:list-item>
          <text:p text:style-name="P4"><text:span text:style-name="T1">- </text:span><text:a xlink:type="simple" xlink:href="http://codepen.io/pcatalyn/pen/mnkeu?editors=110"><text:span text:style-name="T1">http://codepen.io/pcatalyn/pen/mnkeu?editors=110</text:span></text:a></text:p>
        </text:list-item>
      </text:list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o </meta:initial-creator>
    <meta:creation-date>2015-05-07T10:29:35.995540305</meta:creation-date>
    <dc:date>2015-05-07T10:35:45.425555007</dc:date>
    <dc:creator>ao </dc:creator>
    <meta:editing-duration>PT4M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8" meta:word-count="29" meta:character-count="333" meta:non-whitespace-character-count="311"/>
  </office:meta>
</office:document-meta>
</file>